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drop-down text:name=""><text:label text:value="1"/><text:label text:value="2"/><text:label text:value="3"/>1</text:drop-dow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49:37.135000000</meta:creation-date>
    <dc:date>2019-01-14T14:50:24.419000000</dc:date>
    <meta:editing-duration>PT48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Dev/6.3.0.0.alpha0$Windows_x86 LibreOffice_project/65c591df74f06858e908030b43d3bb5807950fbe</meta:generator>
  </office:meta>
</office:document-meta>
</file>